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0875in" table:align="left"/>
    </style:style>
    <style:style style:name="Table1.A" style:family="table-column">
      <style:table-column-properties style:column-width="1.5229in"/>
    </style:style>
    <style:style style:name="Table1.B" style:family="table-column">
      <style:table-column-properties style:column-width="1.4201in"/>
    </style:style>
    <style:style style:name="Table1.C" style:family="table-column">
      <style:table-column-properties style:column-width="2.144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Heading_20_3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Text_20_body" style:list-style-name="L10">
      <style:text-properties fo:font-size="6pt" style:font-size-asian="5.25pt" style:font-size-complex="6pt"/>
    </style:style>
    <style:style style:name="P16" style:family="paragraph" style:parent-style-name="Text_20_body" style:list-style-name="L11">
      <style:text-properties fo:font-size="6pt" style:font-size-asian="5.25pt" style:font-size-complex="6pt"/>
    </style:style>
    <style:style style:name="P17" style:family="paragraph" style:parent-style-name="Text_20_body" style:list-style-name="L12">
      <style:text-properties fo:font-size="6pt" style:font-size-asian="5.25pt" style:font-size-complex="6pt"/>
    </style:style>
    <style:style style:name="P18" style:family="paragraph" style:parent-style-name="Text_20_body" style:list-style-name="L13">
      <style:text-properties fo:font-size="6pt" style:font-size-asian="5.25pt" style:font-size-complex="6pt"/>
    </style:style>
    <style:style style:name="P19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OBOCHEF — MASTER PATENT &amp; LEGAL STRATEGY DOCUMENT</text:span></text:h>
      <text:h text:style-name="P2" text:outline-level="2"><text:span text:style-name="Strong_20_Emphasis">SECTION 9 — International Patent Strategy (PCT, National Filings, Cost Map)</text:span></text:h>
      <text:p text:style-name="P3"><text:span text:style-name="Strong_20_Emphasis">Inventor:</text:span> <text:span text:style-name="Emphasis">Meir Niv</text:span></text:p>
      <text:p text:style-name="P3">This is where we outline <text:span text:style-name="Strong_20_Emphasis">how you will protect RoboChef globally</text:span>, using the most strategic and cost-effective patent routes.</text:p>
      <text:p text:style-name="P4"/>
      <text:h text:style-name="P1" text:outline-level="1"><text:span text:style-name="Strong_20_Emphasis">9.1 Patent Filing Roadmap — The Smart, Low-Risk Path</text:span></text:h>
      <text:p text:style-name="P3">To protect RoboChef internationally <text:span text:style-name="Strong_20_Emphasis">without spending a fortune up front</text:span>, we follow the industry-standard path used by Tesla, Google, Boston Dynamics, and Apple:</text:p>
      <text:h text:style-name="P2" text:outline-level="2"><text:span text:style-name="Strong_20_Emphasis">Step 1 — File U.S. Provisional Patent (NOW)</text:span></text:h>
      <text:p text:style-name="P3">Cost: <text:span text:style-name="Strong_20_Emphasis">$200–$350 USPTO + $1,000–$2,000 attorney (optional)</text:span><text:line-break/>Protection: <text:span text:style-name="Strong_20_Emphasis">12 months, cheap, fast, safe</text:span><text:line-break/>Content:</text:p>
      <text:list text:style-name="L1">
        <text:list-item>
          <text:p text:style-name="P5">The full AEC system</text:p>
        </text:list-item>
        <text:list-item>
          <text:p text:style-name="P5">DRM food authorization</text:p>
        </text:list-item>
        <text:list-item>
          <text:p text:style-name="P5">Humanoid embodiment</text:p>
        </text:list-item>
        <text:list-item>
          <text:p text:style-name="P5">Capsule supply chain</text:p>
        </text:list-item>
        <text:list-item>
          <text:p text:style-name="P5">Recipe marketplace</text:p>
        </text:list-item>
        <text:list-item>
          <text:p text:style-name="P5">Daily rotating encryption</text:p>
        </text:list-item>
        <text:list-item>
          <text:p text:style-name="P5">Multi-size RoboChef units</text:p>
        </text:list-item>
        <text:list-item>
          <text:p text:style-name="P5">User-generated recipes</text:p>
        </text:list-item>
        <text:list-item>
          <text:p text:style-name="P5">Telemetry + AI cooking personalization</text:p>
        </text:list-item>
      </text:list>
      <text:p text:style-name="P3"><text:span text:style-name="Strong_20_Emphasis">This locks in your priority date internationally.</text:span><text:line-break/>It prevents competitors from patenting anything similar after today.</text:p>
      <text:p text:style-name="P4"/>
      <text:h text:style-name="P2" text:outline-level="2"><text:span text:style-name="Strong_20_Emphasis">Step 2 — File PCT (Patent Cooperation Treaty) at Month 12</text:span></text:h>
      <text:p text:style-name="P3">Cost: <text:span text:style-name="Strong_20_Emphasis">$3,000–$4,000 (small entity), + attorney fees</text:span><text:line-break/>Benefits:</text:p>
      <text:list text:style-name="L2">
        <text:list-item>
          <text:p text:style-name="P6">Protects your idea in <text:span text:style-name="Strong_20_Emphasis">157 countries</text:span></text:p>
        </text:list-item>
        <text:list-item>
          <text:p text:style-name="P6">Buys you <text:span text:style-name="Strong_20_Emphasis">30–31 months</text:span> (2.5 years!) to decide which countries to enter</text:p>
        </text:list-item>
        <text:list-item>
          <text:p text:style-name="P6">Gives you <text:span text:style-name="Strong_20_Emphasis">international search report</text:span> (ISR) to show investors</text:p>
        </text:list-item>
        <text:list-item>
          <text:p text:style-name="P6">Makes the patent attractive to venture capital</text:p>
        </text:list-item>
      </text:list>
      <text:p text:style-name="P3"><text:span text:style-name="Strong_20_Emphasis">The PCT is NOT a patent. It is a global placeholder that keeps all your options open.</text:span></text:p>
      <text:p text:style-name="P4"/>
      <text:h text:style-name="P2" text:outline-level="2"><text:span text:style-name="Strong_20_Emphasis">Step 3 — National Phase Filings at Month 30–31</text:span></text:h>
      <text:p text:style-name="P3">At the end of the PCT period, you choose which countries you want to patent in.</text:p>
      <text:p text:style-name="P3">Recommended countries (strategic + cost-optimized):</text:p>
      <text:h text:style-name="P7" text:outline-level="3"><text:span text:style-name="Strong_20_Emphasis">Tier 1 — Must Have (core markets)</text:span></text:h>
      <text:list text:style-name="L3">
        <text:list-item>
          <text:p text:style-name="P8"><text:span text:style-name="Strong_20_Emphasis">United States</text:span> 🇺🇸</text:p>
        </text:list-item>
        <text:list-item>
          <text:p text:style-name="P8"><text:span text:style-name="Strong_20_Emphasis">China</text:span> 🇨🇳</text:p>
        </text:list-item>
        <text:list-item>
          <text:p text:style-name="P8"><text:span text:style-name="Strong_20_Emphasis">European Patent (covers 44 countries)</text:span> 🇪🇺</text:p>
        </text:list-item>
        <text:list-item>
          <text:p text:style-name="P8"><text:span text:style-name="Strong_20_Emphasis">Japan</text:span> 🇯🇵</text:p>
        </text:list-item>
        <text:list-item>
          <text:p text:style-name="P8"><text:span text:style-name="Strong_20_Emphasis">South Korea</text:span> 🇰🇷</text:p>
        </text:list-item>
      </text:list>
      <text:h text:style-name="P7" text:outline-level="3"><text:soft-page-break/><text:span text:style-name="Strong_20_Emphasis">Tier 2 — Optional</text:span></text:h>
      <text:list text:style-name="L4">
        <text:list-item>
          <text:p text:style-name="P9"><text:span text:style-name="Strong_20_Emphasis">Singapore</text:span> 🇸🇬 (robotics &amp; manufacturing hub)</text:p>
        </text:list-item>
        <text:list-item>
          <text:p text:style-name="P9"><text:span text:style-name="Strong_20_Emphasis">Israel</text:span> 🇮🇱 (innovation &amp; robotics)</text:p>
        </text:list-item>
        <text:list-item>
          <text:p text:style-name="P9"><text:span text:style-name="Strong_20_Emphasis">Canada</text:span> 🇨🇦</text:p>
        </text:list-item>
        <text:list-item>
          <text:p text:style-name="P9"><text:span text:style-name="Strong_20_Emphasis">Australia</text:span> 🇦🇺</text:p>
        </text:list-item>
      </text:list>
      <text:p text:style-name="P4"/>
      <text:h text:style-name="P1" text:outline-level="1"><text:span text:style-name="Strong_20_Emphasis">9.2 Cost Projection Map</text:span></text:h>
      <text:p text:style-name="P3">Here’s a transparent cost breakdown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tage</text:p>
            </table:table-cell>
            <table:table-cell table:style-name="Table1.A1" office:value-type="string">
              <text:p text:style-name="Table_20_Heading">Approx Cost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U.S. Provisional</text:p>
          </table:table-cell>
          <table:table-cell table:style-name="Table1.A1" office:value-type="string">
            <text:p text:style-name="Table_20_Contents">$1,200–$2,500</text:p>
          </table:table-cell>
          <table:table-cell table:style-name="Table1.A1" office:value-type="string">
            <text:p text:style-name="Table_20_Contents">Basic filing, attorney optional</text:p>
          </table:table-cell>
        </table:table-row>
        <table:table-row>
          <table:table-cell table:style-name="Table1.A1" office:value-type="string">
            <text:p text:style-name="Table_20_Contents">PCT Application</text:p>
          </table:table-cell>
          <table:table-cell table:style-name="Table1.A1" office:value-type="string">
            <text:p text:style-name="Table_20_Contents">$4,000–$7,000</text:p>
          </table:table-cell>
          <table:table-cell table:style-name="Table1.A1" office:value-type="string">
            <text:p text:style-name="Table_20_Contents">Optional attorney review</text:p>
          </table:table-cell>
        </table:table-row>
        <table:table-row>
          <table:table-cell table:style-name="Table1.A1" office:value-type="string">
            <text:p text:style-name="Table_20_Contents">U.S. Non-Provisional</text:p>
          </table:table-cell>
          <table:table-cell table:style-name="Table1.A1" office:value-type="string">
            <text:p text:style-name="Table_20_Contents">$4,000–$10,000</text:p>
          </table:table-cell>
          <table:table-cell table:style-name="Table1.A1" office:value-type="string">
            <text:p text:style-name="Table_20_Contents">Main utility patent</text:p>
          </table:table-cell>
        </table:table-row>
        <table:table-row>
          <table:table-cell table:style-name="Table1.A1" office:value-type="string">
            <text:p text:style-name="Table_20_Contents">Europe</text:p>
          </table:table-cell>
          <table:table-cell table:style-name="Table1.A1" office:value-type="string">
            <text:p text:style-name="Table_20_Contents">$8,000–$12,000</text:p>
          </table:table-cell>
          <table:table-cell table:style-name="Table1.A1" office:value-type="string">
            <text:p text:style-name="Table_20_Contents">Covers 44 countries</text:p>
          </table:table-cell>
        </table:table-row>
        <table:table-row>
          <table:table-cell table:style-name="Table1.A1" office:value-type="string">
            <text:p text:style-name="Table_20_Contents">China</text:p>
          </table:table-cell>
          <table:table-cell table:style-name="Table1.A1" office:value-type="string">
            <text:p text:style-name="Table_20_Contents">$4,000–$7,000</text:p>
          </table:table-cell>
          <table:table-cell table:style-name="Table1.A1" office:value-type="string">
            <text:p text:style-name="Table_20_Contents">Important for manufacturing</text:p>
          </table:table-cell>
        </table:table-row>
        <table:table-row>
          <table:table-cell table:style-name="Table1.A1" office:value-type="string">
            <text:p text:style-name="Table_20_Contents">Japan</text:p>
          </table:table-cell>
          <table:table-cell table:style-name="Table1.A1" office:value-type="string">
            <text:p text:style-name="Table_20_Contents">$4,000–$7,000</text:p>
          </table:table-cell>
          <table:table-cell table:style-name="Table1.A1" office:value-type="string">
            <text:p text:style-name="Table_20_Contents">Strong robotics market</text:p>
          </table:table-cell>
        </table:table-row>
        <table:table-row>
          <table:table-cell table:style-name="Table1.A1" office:value-type="string">
            <text:p text:style-name="Table_20_Contents">Korea</text:p>
          </table:table-cell>
          <table:table-cell table:style-name="Table1.A1" office:value-type="string">
            <text:p text:style-name="Table_20_Contents">$3,000–$5,000</text:p>
          </table:table-cell>
          <table:table-cell table:style-name="Table1.A1" office:value-type="string">
            <text:p text:style-name="Table_20_Contents">Advanced robotics, appliances</text:p>
          </table:table-cell>
        </table:table-row>
        <table:table-row>
          <table:table-cell table:style-name="Table1.A1" office:value-type="string">
            <text:p text:style-name="Table_20_Contents">Other countries</text:p>
          </table:table-cell>
          <table:table-cell table:style-name="Table1.A1" office:value-type="string">
            <text:p text:style-name="Table_20_Contents">$2,000–$4,000 each</text:p>
          </table:table-cell>
          <table:table-cell table:style-name="Table1.A1" office:value-type="string">
            <text:p text:style-name="Table_20_Contents">Optional</text:p>
          </table:table-cell>
        </table:table-row>
      </table:table>
      <text:h text:style-name="P7" text:outline-level="3"><text:span text:style-name="Strong_20_Emphasis">Total to global dominance: $25,000–$50,000 over 2–3 years.</text:span></text:h>
      <text:p text:style-name="P3">This is extremely reasonable for a world-changing patent.</text:p>
      <text:p text:style-name="P3"><text:span text:style-name="Strong_20_Emphasis">Investors LOVE seeing this plan because it shows discipline + strategic thinking.</text:span></text:p>
      <text:p text:style-name="P4"/>
      <text:h text:style-name="P1" text:outline-level="1"><text:span text:style-name="Strong_20_Emphasis">9.3 Competitive Blocking Strategy</text:span></text:h>
      <text:p text:style-name="P3">To prevent competitors from bypassing your patent:</text:p>
      <text:h text:style-name="P2" text:outline-level="2"><text:span text:style-name="Strong_20_Emphasis">1. Broad claims:</text:span></text:h>
      <text:list text:style-name="L5">
        <text:list-item>
          <text:p text:style-name="P10">Protect system + method + business model + encryption + capsule supply chain.</text:p>
        </text:list-item>
      </text:list>
      <text:h text:style-name="P2" text:outline-level="2"><text:span text:style-name="Strong_20_Emphasis">2. Narrow dependent claims:</text:span></text:h>
      <text:list text:style-name="L6">
        <text:list-item>
          <text:p text:style-name="P11">Cover details of encryption rotation</text:p>
        </text:list-item>
        <text:list-item>
          <text:p text:style-name="P11">Capsule break seals</text:p>
        </text:list-item>
        <text:list-item>
          <text:p text:style-name="P11">Humanoid movement sequences</text:p>
        </text:list-item>
        <text:list-item>
          <text:p text:style-name="P11">Rejecting unauthorized ingredients</text:p>
        </text:list-item>
        <text:list-item>
          <text:p text:style-name="P11">Remote cloud cooking AI</text:p>
        </text:list-item>
      </text:list>
      <text:h text:style-name="P2" text:outline-level="2"><text:span text:style-name="Strong_20_Emphasis">3. Multiple “claim layers”:</text:span></text:h>
      <text:list text:style-name="L7">
        <text:list-item>
          <text:p text:style-name="P12">Protect AEC</text:p>
        </text:list-item>
        <text:list-item>
          <text:p text:style-name="P12">Protect the DRM system</text:p>
        </text:list-item>
        <text:list-item>
          <text:p text:style-name="P12">Protect the recipe marketplace</text:p>
        </text:list-item>
        <text:list-item>
          <text:p text:style-name="P12">Protect robot geometry</text:p>
        </text:list-item>
        <text:list-item>
          <text:p text:style-name="P12">Protect humanoid movements</text:p>
        </text:list-item>
        <text:list-item>
          <text:p text:style-name="P12">Protect fallback non-humanoid system</text:p>
        </text:list-item>
      </text:list>
      <text:p text:style-name="P3"><text:span text:style-name="Strong_20_Emphasis">This forces competitors to fight on 5 fronts simultaneously.<text:line-break/>That makes your patent impossible to copy.</text:span></text:p>
      <text:p text:style-name="P4"/>
      <text:h text:style-name="P1" text:outline-level="1"><text:soft-page-break/><text:span text:style-name="Strong_20_Emphasis">9.4 International Enforcement Strategy</text:span></text:h>
      <text:h text:style-name="P7" text:outline-level="3"><text:span text:style-name="Strong_20_Emphasis">U.S.</text:span></text:h>
      <text:list text:style-name="L8">
        <text:list-item>
          <text:p text:style-name="P13">Strongest patent enforcement</text:p>
        </text:list-item>
        <text:list-item>
          <text:p text:style-name="P13">Great for litigation deterrence</text:p>
        </text:list-item>
        <text:list-item>
          <text:p text:style-name="P13">High damages for infringement</text:p>
        </text:list-item>
      </text:list>
      <text:h text:style-name="P7" text:outline-level="3"><text:span text:style-name="Strong_20_Emphasis">China</text:span></text:h>
      <text:list text:style-name="L9">
        <text:list-item>
          <text:p text:style-name="P14">Crucial because:</text:p>
          <text:list>
            <text:list-item>
              <text:p text:style-name="P14">They will manufacture humanoids</text:p>
            </text:list-item>
            <text:list-item>
              <text:p text:style-name="P14">You need to stop copycats</text:p>
            </text:list-item>
          </text:list>
        </text:list-item>
        <text:list-item>
          <text:p text:style-name="P14">China has improved IP courts significantly</text:p>
        </text:list-item>
      </text:list>
      <text:h text:style-name="P7" text:outline-level="3"><text:span text:style-name="Strong_20_Emphasis">Europe</text:span></text:h>
      <text:list text:style-name="L10">
        <text:list-item>
          <text:p text:style-name="P15">Covers 44 countries with one filing</text:p>
        </text:list-item>
        <text:list-item>
          <text:p text:style-name="P15">High respect for robotics patents</text:p>
        </text:list-item>
      </text:list>
      <text:h text:style-name="P7" text:outline-level="3"><text:span text:style-name="Strong_20_Emphasis">Japan + Korea</text:span></text:h>
      <text:list text:style-name="L11">
        <text:list-item>
          <text:p text:style-name="P16">World leaders in robotics</text:p>
        </text:list-item>
        <text:list-item>
          <text:p text:style-name="P16">Key for licensing humanoid variants</text:p>
        </text:list-item>
      </text:list>
      <text:h text:style-name="P7" text:outline-level="3"><text:span text:style-name="Strong_20_Emphasis">Israel</text:span></text:h>
      <text:list text:style-name="L12">
        <text:list-item>
          <text:p text:style-name="P17">Ideal for R&amp;D and AI-related patents</text:p>
        </text:list-item>
        <text:list-item>
          <text:p text:style-name="P17">Many VC firms prefer patent filings in Israel + U.S.</text:p>
        </text:list-item>
      </text:list>
      <text:p text:style-name="P4"/>
      <text:h text:style-name="P1" text:outline-level="1"><text:span text:style-name="Strong_20_Emphasis">9.5 Freedom-to-Operate Enhancers</text:span></text:h>
      <text:p text:style-name="P3">To ensure maximum protection:</text:p>
      <text:h text:style-name="P7" text:outline-level="3">✔ File multiple “continuations-in-part” (CIP) in the U.S.</text:h>
      <text:p text:style-name="P3">This allows you to keep expanding your patent with new ideas as RoboChef evolves.</text:p>
      <text:h text:style-name="P7" text:outline-level="3">✔ Keep trade secrets for:</text:h>
      <text:list text:style-name="L13">
        <text:list-item>
          <text:p text:style-name="P18">Key encryption rotation algorithm</text:p>
        </text:list-item>
        <text:list-item>
          <text:p text:style-name="P18">Capsule manufacturing process</text:p>
        </text:list-item>
        <text:list-item>
          <text:p text:style-name="P18">AI personalization model</text:p>
        </text:list-item>
        <text:list-item>
          <text:p text:style-name="P18">Humanoid training data</text:p>
        </text:list-item>
      </text:list>
      <text:p text:style-name="P3">Trade secret + patent = unbeatable.</text:p>
      <text:p text:style-name="P4"/>
      <text:h text:style-name="P1" text:outline-level="1"><text:span text:style-name="Strong_20_Emphasis">9.6 Investor Messaging Summary</text:span></text:h>
      <text:p text:style-name="P3">Investors want 3 things from patent strategy:</text:p>
      <text:h text:style-name="P7" text:outline-level="3"><text:span text:style-name="Strong_20_Emphasis">1. Can the idea be protected globally?</text:span></text:h>
      <text:p text:style-name="P3">→ YES (AEC + humanoid usage + DRM + AI).</text:p>
      <text:h text:style-name="P7" text:outline-level="3"><text:span text:style-name="Strong_20_Emphasis">2. Does the patent create a monopoly?</text:span></text:h>
      <text:p text:style-name="P3">→ YES — all food suppliers must buy AEC codes from YOU.</text:p>
      <text:h text:style-name="P7" text:outline-level="3"><text:span text:style-name="Strong_20_Emphasis">3. Is the cost reasonable?</text:span></text:h>
      <text:p text:style-name="P3">→ YES — staged over 3 years, affordable, investor-friendly.</text:p>
      <text:p text:style-name="P4"/>
      <text:h text:style-name="P1" text:outline-level="1"><text:soft-page-break/><text:span text:style-name="Strong_20_Emphasis">SECTION 9 COMPLETE</text:span></text:h>
      <text:p text:style-name="P3">When you’re ready, say:</text:p>
      <text:h text:style-name="P7" text:outline-level="3"><text:span text:style-name="Strong_20_Emphasis">“Proceed with Section 10.”</text:span></text:h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3:39:26.129360500</meta:creation-date>
    <dc:date>2025-11-17T23:40:52.598985200</dc:date>
    <meta:editing-duration>PT1M26S</meta:editing-duration>
    <meta:editing-cycles>1</meta:editing-cycles>
    <meta:document-statistic meta:table-count="1" meta:image-count="0" meta:object-count="0" meta:page-count="4" meta:paragraph-count="129" meta:word-count="710" meta:character-count="4354" meta:non-whitespace-character-count="3829"/>
    <meta:generator>LibreOffice/25.8.2.2$Windows_X86_64 LibreOffice_project/d401f2107ccab8f924a8e2df40f573aab7605b6f</meta:generator>
  </office:meta>
</office:document-meta>
</file>